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 style:data-style-name="N0">
      <style:table-cell-properties fo:border-bottom="2.01pt solid #000000" fo:border-left="0.99pt solid #000000" fo:border-right="2.01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Feuille1_1" table:style-name="ta1">
        <table:shapes>
          <draw:frame draw:z-index="0" draw:style-name="gr1" draw:text-style-name="P1" svg:width="22.359cm" svg:height="12.342cm" svg:x="11.799cm" svg:y="3.688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row table:style-name="ro1">
          <table:table-cell table:style-name="ce1" office:value-type="string" calcext:value-type="string">
            <text:p>Magasin</text:p>
          </table:table-cell>
          <table:table-cell table:style-name="ce5" office:value-type="string" calcext:value-type="string">
            <text:p>Somme - total</text:p>
          </table:table-cell>
        </table:table-row>
        <table:table-row table:style-name="ro1">
          <table:table-cell table:style-name="ce2" office:value-type="string" calcext:value-type="string">
            <text:p>Cap au Sud</text:p>
          </table:table-cell>
          <table:table-cell table:style-name="ce6" office:value-type="float" office:value="27386.21" calcext:value-type="float">
            <text:p>27386,21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31355.88" calcext:value-type="float">
            <text:p>31355,88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30049.01" calcext:value-type="float">
            <text:p>30049,01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7631.35" calcext:value-type="float">
            <text:p>17631,35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36892.21" calcext:value-type="float">
            <text:p>36892,21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24146.02" calcext:value-type="float">
            <text:p>24146,02</text:p>
          </table:table-cell>
        </table:table-row>
        <table:table-row table:style-name="ro1">
          <table:table-cell table:style-name="ce4" office:value-type="string" calcext:value-type="string">
            <text:p>Ty Li-Breizh-rie</text:p>
          </table:table-cell>
          <table:table-cell table:style-name="ce8" office:value-type="float" office:value="17412.21" calcext:value-type="float">
            <text:p>17412,21</text:p>
          </table:table-cell>
        </table:table-row>
      </table:table>
      <table:named-expressions/>
      <table:data-pilot-tables>
        <table:data-pilot-table table:name="DataPilot1" table:application-data="" table:target-range-address="'Table dynamique_Feuille1_1'.A1:'Table dynamique_Feuille1_1'.B8" table:buttons="'Table dynamique_Feuille1_1'.A1" table:grand-total="none" table:show-filter-button="false" table:drill-down-on-double-click="false">
          <table:database-source-query table:database-name="vraiSAEBD" table:query-name="Graphe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7412,21" table:display="true" table:show-details="true"/>
                <table:data-pilot-member table:name="17631,35" table:display="true" table:show-details="true"/>
                <table:data-pilot-member table:name="24146,02" table:display="true" table:show-details="true"/>
                <table:data-pilot-member table:name="27386,21" table:display="true" table:show-details="true"/>
                <table:data-pilot-member table:name="30049,01" table:display="true" table:show-details="true"/>
                <table:data-pilot-member table:name="31355,88" table:display="true" table:show-details="true"/>
                <table:data-pilot-member table:name="36892,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7:44:05.054866219</meta:creation-date>
    <dc:date>2025-03-25T17:46:30.680851607</dc:date>
    <meta:editing-duration>PT2M26S</meta:editing-duration>
    <meta:editing-cycles>1</meta:editing-cycles>
    <meta:generator>LibreOffice/24.2.7.2$Linux_X86_64 LibreOffice_project/420$Build-2</meta:generator>
    <meta:document-statistic meta:table-count="2" meta:cell-count="1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36cm" svg:height="12.343cm" xlink:href=".." xlink:type="simple" loext:data-pilot-source="DataPilot1" chart:class="chart:circle" chart:style-name="ch1">
        <chart:title svg:x="8.252cm" svg:y="0.382cm" chart:style-name="ch2">
          <text:p>Valeur du stock par magasin</text:p>
        </chart:title>
        <chart:legend chart:legend-position="end" svg:x="18.351cm" svg:y="3.878cm" style:legend-expansion="high" chart:style-name="ch3"/>
        <chart:plot-area chart:style-name="ch4" table:cell-range-address="PivotChart" chart:data-source-has-labels="column" svg:x="0.35cm" svg:y="1.511cm" svg:width="17.651cm" svg:height="9.58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763cm" svg:y="1.828cm" svg:width="14.825cm" svg:height="8.89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7386.21">
                <text:p>27386.2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31355.88">
                <text:p>31355.88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30049.01">
                <text:p>30049.01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7631.35">
                <text:p>17631.35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36892.21">
                <text:p>36892.21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24146.02">
                <text:p>24146.02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17412.21">
                <text:p>17412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